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Chain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ratorChain.compare( Object o1 , Object o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aratorChain.ComparatorChain( List list , BitSe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aratorChain.setForwardSor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atorChain.check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Chain.addComparator( Comparator comparator , boolean reve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atorChain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setReverseSor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atorChain.ComparatorChain( Comparator comparator , boolean reve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ratorChain.ComparatorChain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Comparato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setComparator( int index , Comparator comparator , boolean reve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ratorChain.ComparatorChain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checkChainIntegr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Chain.addComparato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hain.equals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ratorChain.setComparator( int index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